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fo:min-height="0.7cm" fo:min-width="2.5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44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text-shadow="none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family="Arial" style:font-style-name="Normal" style:font-family-generic="swiss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8" style:family="text">
      <style:text-properties fo:font-family="Arial" style:font-style-name="Normal" style:font-family-generic="swiss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9" style:family="text">
      <style:text-properties style:text-position="sub 58%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4.25cm" svg:height="1cm" svg:x="1.125cm" svg:y="3cm">
          <text:p text:style-name="P1">FOR EACH PROTEIN <text:span text:style-name="T1">P</text:span></text:p>
          <text:p text:style-name="P1"><text:span text:style-name="T2">IN LOCAL DB</text:span></text:p>
        </draw:rect>
        <draw:rect draw:style-name="gr1" draw:text-style-name="P1" draw:id="id2" draw:layer="layout" svg:width="4.5cm" svg:height="1cm" svg:x="1cm" svg:y="5cm">
          <text:p text:style-name="P1"><text:span text:style-name="T3">FIND DUPLICATES</text:span></text:p>
          <text:p text:style-name="P1"><text:span text:style-name="T3">IN LOCAL DB</text:span></text:p>
        </draw:rect>
        <draw:custom-shape draw:style-name="gr2" draw:text-style-name="P1" draw:id="id3" draw:layer="layout" svg:width="3.25cm" svg:height="3.2cm" svg:x="1.625cm" svg:y="6.8cm">
          <text:p text:style-name="P1"><text:span text:style-name="T3">DUPLICATES</text:span></text:p>
          <text:p text:style-name="P1"><text:span text:style-name="T3">FOUN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id="id7" draw:layer="layout" svg:width="3.118cm" svg:height="0.95cm" svg:x="7.5cm" svg:y="7.925cm">
          <text:p text:style-name="P1"><text:span text:style-name="T3">MERGE THEM</text:span></text:p>
          <draw:enhanced-geometry svg:viewBox="0 0 21600 21600" draw:type="rectangle" draw:enhanced-path="M 0 0 L 21600 0 21600 21600 0 21600 0 0 Z N"/>
        </draw:custom-shape>
        <draw:frame draw:style-name="gr4" draw:layer="layout" svg:width="1.277cm" svg:height="0.683cm" svg:x="5.623cm" svg:y="7.817cm">
          <draw:text-box>
            <text:p>YES</text:p>
          </draw:text-box>
        </draw:frame>
        <draw:custom-shape draw:style-name="gr2" draw:text-style-name="P1" draw:id="id4" draw:layer="layout" svg:width="3.875cm" svg:height="3.5cm" svg:x="1.313cm" svg:y="11cm">
          <text:p text:style-name="P1"><text:span text:style-name="T3">HAS</text:span></text:p>
          <text:p text:style-name="P1"><text:span text:style-name="T3">INTERAC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id="id8" draw:layer="layout" svg:width="4.5cm" svg:height="1cm" svg:x="7cm" svg:y="12.25cm">
          <text:p text:style-name="P1"><text:span text:style-name="T3">DELETE IT</text:span></text:p>
        </draw:rect>
        <draw:frame draw:style-name="gr4" draw:layer="layout" svg:width="1.086cm" svg:height="0.683cm" svg:x="2.3cm" svg:y="9.917cm">
          <draw:text-box>
            <text:p>NO</text:p>
          </draw:text-box>
        </draw:frame>
        <draw:frame draw:style-name="gr4" draw:layer="layout" svg:width="1.086cm" svg:height="0.683cm" svg:x="5.5cm" svg:y="12.1cm">
          <draw:text-box>
            <text:p>NO</text:p>
          </draw:text-box>
        </draw:frame>
        <draw:rect draw:style-name="gr1" draw:text-style-name="P1" draw:id="id5" draw:layer="layout" svg:width="4.5cm" svg:height="1cm" svg:x="1cm" svg:y="15.7cm">
          <text:p text:style-name="P1"><text:span text:style-name="T3">FETCH UNIPROT</text:span></text:p>
          <text:p text:style-name="P1"><text:span text:style-name="T3">PROTEIN </text:span><text:span text:style-name="T4">UniP</text:span><text:span text:style-name="T3"> BY AC</text:span></text:p>
        </draw:rect>
        <draw:rect draw:style-name="gr1" draw:text-style-name="P1" draw:id="id6" draw:layer="layout" svg:width="4.5cm" svg:height="1cm" svg:x="1cm" svg:y="18cm">
          <text:p text:style-name="P1"><text:span text:style-name="T3">CHECK NUMBER</text:span></text:p>
          <text:p text:style-name="P1"><text:span text:style-name="T3">OF RESULTS</text:span></text:p>
        </draw:rect>
        <draw:rect draw:style-name="gr1" draw:text-style-name="P1" draw:id="id9" draw:layer="layout" svg:width="4.5cm" svg:height="1cm" svg:x="1cm" svg:y="25.5cm">
          <text:p text:style-name="P1"><text:span text:style-name="T3">SEARCH LOCAL DB</text:span></text:p>
          <text:p text:style-name="P1"><text:span text:style-name="T3">USING </text:span><text:span text:style-name="T5">UniP </text:span><text:span text:style-name="T6">ACs</text:span></text:p>
        </draw:rect>
        <draw:rect draw:style-name="gr1" draw:text-style-name="P1" draw:id="id10" draw:layer="layout" svg:width="4.5cm" svg:height="1cm" svg:x="8cm" svg:y="20.5cm">
          <text:p text:style-name="P1"><text:span text:style-name="T3">FILTER BY </text:span><text:span text:style-name="T5">P</text:span><text:span text:style-name="T3"> SPECIES</text:span></text:p>
        </draw:rect>
        <draw:custom-shape draw:style-name="gr2" draw:text-style-name="P1" draw:id="id11" draw:layer="layout" svg:width="3.25cm" svg:height="3.2cm" svg:x="8.625cm" svg:y="23cm">
          <text:p text:style-name="P1"><text:span text:style-name="T3">ONLY ON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s" svg:x1="3.25cm" svg:y1="4cm" svg:x2="3.25cm" svg:y2="5cm" draw:start-shape="id1" draw:start-glue-point="2" draw:end-shape="id2" draw:end-glue-point="0" svg:d="m3250 4000v500 0 500">
          <text:p/>
        </draw:connector>
        <draw:connector draw:style-name="gr5" draw:text-style-name="P2" draw:layer="layout" draw:type="lines" svg:x1="3.25cm" svg:y1="6cm" svg:x2="3.249cm" svg:y2="6.8cm" draw:start-shape="id2" draw:start-glue-point="2" draw:end-shape="id3" draw:end-glue-point="4" svg:d="m3250 6000v500l-1-200v500">
          <text:p/>
        </draw:connector>
        <draw:connector draw:style-name="gr5" draw:text-style-name="P2" draw:layer="layout" draw:type="lines" svg:x1="3.25cm" svg:y1="14.5cm" svg:x2="3.25cm" svg:y2="15.7cm" draw:start-shape="id4" draw:start-glue-point="6" draw:end-shape="id5" draw:end-glue-point="0" svg:d="m3250 14500v501 199 500">
          <text:p/>
        </draw:connector>
        <draw:connector draw:style-name="gr5" draw:text-style-name="P2" draw:layer="layout" draw:type="lines" svg:x1="3.25cm" svg:y1="16.7cm" svg:x2="3.25cm" svg:y2="18cm" draw:start-shape="id5" draw:start-glue-point="2" draw:end-shape="id6" draw:end-glue-point="0" svg:d="m3250 16700v500 300 500">
          <text:p/>
        </draw:connector>
        <draw:connector draw:style-name="gr5" draw:text-style-name="P2" draw:layer="layout" draw:type="lines" svg:x1="4.875cm" svg:y1="8.399cm" svg:x2="7.5cm" svg:y2="8.4cm" draw:start-shape="id3" draw:start-glue-point="7" draw:end-shape="id7" draw:end-glue-point="3" svg:d="m4875 8399h501l1624 1h500">
          <text:p/>
        </draw:connector>
        <draw:connector draw:style-name="gr5" draw:text-style-name="P2" draw:layer="layout" draw:type="lines" svg:x1="3.249cm" svg:y1="10cm" svg:x2="3.25cm" svg:y2="11cm" draw:start-shape="id3" draw:start-glue-point="6" draw:end-shape="id4" draw:end-glue-point="4" svg:d="m3249 10000v501l1-1v500">
          <text:p/>
        </draw:connector>
        <draw:connector draw:style-name="gr5" draw:text-style-name="P2" draw:layer="layout" draw:type="lines" svg:x1="5.188cm" svg:y1="12.749cm" svg:x2="7cm" svg:y2="12.75cm" draw:start-shape="id4" draw:start-glue-point="7" draw:end-shape="id8" draw:end-glue-point="3" svg:d="m5188 12749h500l812 1h500">
          <text:p/>
        </draw:connector>
        <draw:connector draw:style-name="gr5" draw:text-style-name="P2" draw:layer="layout" draw:type="lines" svg:x1="5.5cm" svg:y1="18.5cm" svg:x2="8cm" svg:y2="18.5cm" draw:start-shape="id6" draw:start-glue-point="1" svg:d="m5500 18500h500 2000v0">
          <text:p/>
        </draw:connector>
        <draw:connector draw:style-name="gr5" draw:text-style-name="P2" draw:layer="layout" draw:type="lines" svg:x1="3.25cm" svg:y1="19cm" svg:x2="3.25cm" svg:y2="25.5cm" draw:start-shape="id6" draw:start-glue-point="2" draw:end-shape="id9" draw:end-glue-point="0" svg:d="m3250 19000v500 5500 500">
          <text:p/>
        </draw:connector>
        <draw:connector draw:style-name="gr5" draw:text-style-name="P2" draw:layer="layout" draw:type="lines" svg:x1="10.25cm" svg:y1="21.5cm" svg:x2="10.249cm" svg:y2="23cm" draw:start-shape="id10" draw:start-glue-point="2" draw:end-shape="id11" draw:end-glue-point="4" svg:d="m10250 21500v500l-1 500v500">
          <text:p/>
        </draw:connector>
        <draw:connector draw:style-name="gr5" draw:text-style-name="P2" draw:layer="layout" draw:type="lines" svg:x1="8.625cm" svg:y1="24.599cm" svg:x2="5.5cm" svg:y2="26cm" draw:start-shape="id11" draw:start-glue-point="5" draw:end-shape="id9" draw:end-glue-point="1" svg:d="m8625 24599h-500l-2125 1401h-500">
          <text:p/>
        </draw:connector>
        <draw:rect draw:style-name="gr1" draw:text-style-name="P1" draw:layer="layout" svg:width="3.5cm" svg:height="1cm" svg:x="8cm" svg:y="18cm">
          <text:p text:style-name="P1"><text:span text:style-name="T3">LOG ERROR</text:span></text:p>
        </draw:rect>
        <draw:rect draw:style-name="gr1" draw:text-style-name="P1" draw:id="id12" draw:layer="layout" svg:width="3.5cm" svg:height="1cm" svg:x="8.5cm" svg:y="28.5cm">
          <text:p text:style-name="P1"><text:span text:style-name="T3">LOG ERROR</text:span></text:p>
        </draw:rect>
        <draw:connector draw:style-name="gr5" draw:text-style-name="P2" draw:layer="layout" draw:type="lines" svg:x1="10.249cm" svg:y1="26.2cm" svg:x2="10.25cm" svg:y2="28.5cm" draw:start-shape="id11" draw:start-glue-point="6" draw:end-shape="id12" draw:end-glue-point="0" svg:d="m10249 26200v501l1 1299v500">
          <text:p/>
        </draw:connector>
        <draw:rect draw:style-name="gr1" draw:text-style-name="P1" draw:id="id13" draw:layer="layout" svg:width="5.5cm" svg:height="1cm" svg:x="0.5cm" svg:y="28.5cm">
          <text:p text:style-name="P1"><text:span text:style-name="T3">COUNT HITS BY </text:span><text:span text:style-name="T5">UniP</text:span></text:p>
          <text:p text:style-name="P1"><text:span text:style-name="T3">PRIMARY </text:span><text:span text:style-name="T5">/ </text:span><text:span text:style-name="T3">SECONDARY AC</text:span></text:p>
        </draw:rect>
        <draw:connector draw:style-name="gr5" draw:text-style-name="P2" draw:layer="layout" draw:type="lines" svg:x1="3.25cm" svg:y1="26.5cm" svg:x2="3.25cm" svg:y2="28.5cm" draw:start-shape="id9" draw:start-glue-point="2" draw:end-shape="id13" draw:end-glue-point="0" svg:d="m3250 26500v500 1000 500">
          <text:p/>
        </draw:connector>
        <draw:rect draw:style-name="gr1" draw:text-style-name="P1" draw:id="id15" draw:layer="layout" svg:width="4.5cm" svg:height="1cm" svg:x="5cm" svg:y="31.5cm">
          <text:p text:style-name="P1"><text:span text:style-name="T3">UPDATE</text:span><text:span text:style-name="T5"> P</text:span><text:span text:style-name="T3"> XREFS</text:span></text:p>
        </draw:rect>
        <draw:rect draw:style-name="gr1" draw:text-style-name="P1" draw:id="id14" draw:layer="layout" svg:width="4.5cm" svg:height="1cm" svg:x="1cm" svg:y="34.5cm">
          <text:p text:style-name="P1"><text:span text:style-name="T3">UPDATE</text:span><text:span text:style-name="T5"> P</text:span><text:span text:style-name="T3"> DETAILS</text:span></text:p>
        </draw:rect>
        <draw:connector draw:style-name="gr5" draw:text-style-name="P2" draw:layer="layout" draw:type="lines" svg:x1="3.25cm" svg:y1="29.5cm" svg:x2="3.25cm" svg:y2="34.5cm" draw:start-shape="id13" draw:start-glue-point="2" draw:end-shape="id14" draw:end-glue-point="0" svg:d="m3250 29500v500 4000 500">
          <text:p/>
        </draw:connector>
        <draw:frame draw:style-name="gr4" draw:layer="layout" svg:width="1.277cm" svg:height="0.683cm" svg:x="3.123cm" svg:y="14.5cm">
          <draw:text-box>
            <text:p>YES</text:p>
          </draw:text-box>
        </draw:frame>
        <draw:frame draw:style-name="gr4" draw:layer="layout" svg:width="1.277cm" svg:height="0.683cm" svg:x="6.523cm" svg:y="24.417cm">
          <draw:text-box>
            <text:p>YES</text:p>
          </draw:text-box>
        </draw:frame>
        <draw:frame draw:style-name="gr4" draw:layer="layout" svg:width="1.086cm" svg:height="0.683cm" svg:x="10.1cm" svg:y="26.317cm">
          <draw:text-box>
            <text:p>NO</text:p>
          </draw:text-box>
        </draw:frame>
        <draw:connector draw:style-name="gr5" draw:text-style-name="P2" draw:layer="layout" draw:type="lines" svg:x1="6cm" svg:y1="29cm" svg:x2="8.5cm" svg:y2="29cm" draw:start-shape="id13" draw:start-glue-point="1" draw:end-shape="id12" draw:end-glue-point="3" svg:d="m6000 29000h500 1500 500">
          <text:p/>
        </draw:connector>
        <draw:rect draw:style-name="gr1" draw:text-style-name="P1" draw:id="id16" draw:layer="layout" svg:width="3.5cm" svg:height="1cm" svg:x="10cm" svg:y="31.5cm">
          <text:p text:style-name="P1"><text:span text:style-name="T3">PROCESS </text:span></text:p>
          <text:p text:style-name="P1"><text:span text:style-name="T3">DUPLICATIONS</text:span></text:p>
        </draw:rect>
        <draw:connector draw:style-name="gr5" draw:text-style-name="P2" draw:layer="layout" draw:type="lines" draw:line-skew="0cm -0.5cm" svg:x1="7.25cm" svg:y1="32.5cm" svg:x2="3.25cm" svg:y2="34.5cm" draw:start-shape="id15" draw:start-glue-point="2" draw:end-shape="id14" draw:end-glue-point="0" svg:d="m7250 32500v500l-4000 500v1000">
          <text:p/>
        </draw:connector>
        <draw:connector draw:style-name="gr5" draw:text-style-name="P2" draw:layer="layout" draw:type="lines" svg:x1="11.75cm" svg:y1="32.5cm" svg:x2="3.25cm" svg:y2="34.5cm" draw:start-shape="id16" draw:start-glue-point="2" draw:end-shape="id14" draw:end-glue-point="0" svg:d="m11750 32500v500l-8500 1000v500">
          <text:p/>
        </draw:connector>
        <draw:connector draw:style-name="gr5" draw:text-style-name="P2" draw:layer="layout" draw:type="lines" svg:x1="3.25cm" svg:y1="19cm" svg:x2="8cm" svg:y2="21cm" draw:start-shape="id6" draw:start-glue-point="2" draw:end-shape="id10" draw:end-glue-point="3" svg:d="m3250 19000v500l4250 1500h500">
          <text:p/>
        </draw:connector>
        <draw:connector draw:style-name="gr5" draw:text-style-name="P2" draw:layer="layout" draw:type="lines" svg:x1="3.25cm" svg:y1="29.5cm" svg:x2="7.25cm" svg:y2="31.5cm" draw:start-shape="id13" draw:start-glue-point="2" draw:end-shape="id15" draw:end-glue-point="0" svg:d="m3250 29500v500l4000 1000v500">
          <text:p/>
        </draw:connector>
        <draw:connector draw:style-name="gr5" draw:text-style-name="P2" draw:layer="layout" draw:type="lines" svg:x1="3.25cm" svg:y1="29.5cm" svg:x2="11.75cm" svg:y2="31.5cm" draw:start-shape="id13" draw:start-glue-point="2" draw:end-shape="id16" draw:end-glue-point="0" svg:d="m3250 29500v500l8500 1000v500">
          <text:p/>
        </draw:connector>
        <draw:frame draw:style-name="gr4" draw:layer="layout" svg:width="1.264cm" svg:height="0.683cm" svg:x="2.1cm" svg:y="31.317cm">
          <draw:text-box>
            <text:p>1 <text:span text:style-name="T1">/ </text:span>0</text:p>
          </draw:text-box>
        </draw:frame>
        <draw:frame draw:style-name="gr4" draw:layer="layout" svg:width="1.264cm" svg:height="0.683cm" svg:x="5cm" svg:y="30.5cm">
          <draw:text-box>
            <text:p>0 <text:span text:style-name="T1">/ </text:span>1</text:p>
          </draw:text-box>
        </draw:frame>
        <draw:frame draw:style-name="gr4" draw:layer="layout" svg:width="1.48cm" svg:height="0.683cm" svg:x="7.2cm" svg:y="29.9cm">
          <draw:text-box>
            <text:p>1 <text:span text:style-name="T1">/ </text:span><text:span text:style-name="T7">≥</text:span>1</text:p>
          </draw:text-box>
        </draw:frame>
        <draw:frame draw:style-name="gr4" draw:layer="layout" svg:width="1.48cm" svg:height="0.683cm" svg:x="8.999cm" svg:y="30.1cm">
          <draw:text-box>
            <text:p><text:span text:style-name="T8">≥</text:span>1 <text:span text:style-name="T1">/ </text:span>0</text:p>
          </draw:text-box>
        </draw:frame>
        <draw:frame draw:style-name="gr4" draw:layer="layout" svg:width="1.493cm" svg:height="0.683cm" svg:x="6.499cm" svg:y="28.4cm">
          <draw:text-box>
            <text:p><text:span text:style-name="T2">0 </text:span><text:span text:style-name="T1">/ </text:span>&gt;1</text:p>
          </draw:text-box>
        </draw:frame>
        <draw:rect draw:style-name="gr1" draw:text-style-name="P1" draw:id="id17" draw:layer="layout" svg:width="4.5cm" svg:height="1cm" svg:x="18.3cm" svg:y="15.5cm">
          <text:p text:style-name="P1"><text:span text:style-name="T3">UPDATE</text:span><text:span text:style-name="T5"> P</text:span><text:span text:style-name="T3"> </text:span></text:p>
          <text:p text:style-name="P1"><text:span text:style-name="T3">MAIN ATTRIBUTES</text:span></text:p>
        </draw:rect>
        <draw:connector draw:style-name="gr5" draw:text-style-name="P2" draw:layer="layout" draw:type="lines" draw:line-skew="8cm -3.8cm" svg:x1="5.5cm" svg:y1="35cm" svg:x2="18.3cm" svg:y2="16cm" draw:start-shape="id14" draw:start-glue-point="1" draw:end-shape="id17" svg:d="m5500 35000h8500v-19000h4300">
          <text:p/>
        </draw:connector>
        <draw:custom-shape draw:style-name="gr2" draw:text-style-name="P1" draw:id="id18" draw:layer="layout" svg:width="3.25cm" svg:height="3.2cm" svg:x="14.95cm" svg:y="18.3cm">
          <text:p text:style-name="P1"><text:span text:style-name="T3">SEQUENCE</text:span></text:p>
          <text:p text:style-name="P1"><text:span text:style-name="T3">UPDAT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19" draw:layer="layout" svg:width="3.25cm" svg:height="3.2cm" svg:x="19.35cm" svg:y="18.3cm">
          <text:p text:style-name="P1"><text:span text:style-name="T3">CONTAINS</text:span></text:p>
          <text:p text:style-name="P1"><text:span text:style-name="T3">FEATUR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id="id20" draw:layer="layout" svg:width="3.5cm" svg:height="1.5cm" svg:x="24cm" svg:y="19.15cm">
          <text:p text:style-name="P1"><text:span text:style-name="T3">AUTO-SHIFT </text:span></text:p>
          <text:p text:style-name="P1"><text:span text:style-name="T3">RANGES</text:span></text:p>
          <text:p text:style-name="P1"><text:span text:style-name="T3">OR REPORT</text:span></text:p>
        </draw:rect>
        <draw:connector draw:style-name="gr5" draw:text-style-name="P2" draw:layer="layout" draw:type="lines" svg:x1="20.55cm" svg:y1="16.5cm" svg:x2="16.574cm" svg:y2="18.3cm" draw:start-shape="id17" draw:start-glue-point="2" draw:end-shape="id18" draw:end-glue-point="4" svg:d="m20550 16500v500l-3976 800v500">
          <text:p/>
        </draw:connector>
        <draw:connector draw:style-name="gr5" draw:text-style-name="P2" draw:layer="layout" draw:type="lines" svg:x1="18.2cm" svg:y1="19.899cm" svg:x2="19.35cm" svg:y2="19.899cm" draw:start-shape="id18" draw:start-glue-point="7" draw:end-shape="id19" draw:end-glue-point="5" svg:d="m18200 19899h501 149 500">
          <text:p/>
        </draw:connector>
        <draw:connector draw:style-name="gr5" draw:text-style-name="P2" draw:layer="layout" draw:type="lines" svg:x1="22.6cm" svg:y1="19.899cm" svg:x2="24cm" svg:y2="19.9cm" draw:start-shape="id19" draw:start-glue-point="7" draw:end-shape="id20" svg:d="m22600 19899h501l399 1h500">
          <text:p/>
        </draw:connector>
        <draw:rect draw:style-name="gr1" draw:text-style-name="P1" draw:id="id21" draw:layer="layout" svg:width="5.5cm" svg:height="2cm" svg:x="14.8cm" svg:y="23cm">
          <text:p text:style-name="P1"><text:span text:style-name="T3">MAP UNIPROT</text:span></text:p>
          <text:p text:style-name="P1"><text:span text:style-name="T3">SPLICE VARIANTS </text:span><text:span text:style-name="T5">UniSV</text:span><text:span text:style-name="T9">1..n</text:span></text:p>
          <text:p text:style-name="P1"><text:span text:style-name="T3">TO LOCAL DATABASE </text:span><text:span text:style-name="T5">SV</text:span><text:span text:style-name="T9">1..n</text:span></text:p>
        </draw:rect>
        <draw:connector draw:style-name="gr5" draw:text-style-name="P2" draw:layer="layout" draw:type="lines" svg:x1="16.574cm" svg:y1="21.5cm" svg:x2="17.55cm" svg:y2="23cm" draw:start-shape="id18" draw:start-glue-point="6" draw:end-shape="id21" svg:d="m16574 21500v501l976 499v500">
          <text:p/>
        </draw:connector>
        <draw:custom-shape draw:style-name="gr2" draw:text-style-name="P1" draw:id="id23" draw:layer="layout" svg:width="4cm" svg:height="3.2cm" svg:x="15.05cm" svg:y="26cm">
          <text:p text:style-name="P1"><text:span text:style-name="T5">Sv</text:span><text:span text:style-name="T9">n </text:span><text:span text:style-name="T6">and </text:span><text:span text:style-name="T5">UniSv</text:span><text:span text:style-name="T9">n</text:span></text:p>
          <text:p text:style-name="P1"><text:span text:style-name="T3">MATCH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id="id22" draw:layer="layout" svg:width="4.5cm" svg:height="1cm" svg:x="14.8cm" svg:y="34.5cm">
          <text:p text:style-name="P1"><text:span text:style-name="T3">UPDATE</text:span><text:span text:style-name="T5"> Sv</text:span><text:span text:style-name="T9">n</text:span><text:span text:style-name="T3"> DETAILS</text:span></text:p>
        </draw:rect>
        <draw:connector draw:style-name="gr5" draw:text-style-name="P2" draw:layer="layout" draw:type="lines" draw:line-skew="0cm -0.15cm" svg:x1="14.8cm" svg:y1="35cm" svg:x2="14.95cm" svg:y2="19.899cm" draw:start-shape="id22" draw:start-glue-point="3" draw:end-shape="id18" draw:end-glue-point="5" svg:d="m14800 35000h-500v-15101h650">
          <text:p/>
        </draw:connector>
        <draw:connector draw:style-name="gr5" draw:text-style-name="P2" draw:layer="layout" draw:type="lines" draw:line-skew="-0.5cm" svg:x1="17.55cm" svg:y1="25cm" svg:x2="17.05cm" svg:y2="26cm" draw:start-shape="id21" draw:start-glue-point="2" draw:end-shape="id23" svg:d="m17550 25000v0l-500 500v500">
          <text:p/>
        </draw:connector>
        <draw:connector draw:style-name="gr5" draw:text-style-name="P2" draw:layer="layout" draw:type="lines" svg:x1="17.049cm" svg:y1="29.2cm" svg:x2="17.05cm" svg:y2="34.5cm" draw:start-shape="id23" draw:start-glue-point="6" draw:end-shape="id22" draw:end-glue-point="0" svg:d="m17049 29200v501l1 4299v500">
          <text:p/>
        </draw:connector>
        <draw:custom-shape draw:style-name="gr2" draw:text-style-name="P1" draw:id="id24" draw:layer="layout" svg:width="4cm" svg:height="3.2cm" svg:x="20.3cm" svg:y="26cm">
          <text:p text:style-name="P1"><text:span text:style-name="T5">UniSv</text:span><text:span text:style-name="T9">n</text:span></text:p>
          <text:p text:style-name="P1"><text:span text:style-name="T3">NOT FOUND</text:span></text:p>
          <text:p text:style-name="P1"><text:span text:style-name="T3">IN LOCAL</text:span></text:p>
          <text:p text:style-name="P1"><text:span text:style-name="T3">DB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s" svg:x1="19.048cm" svg:y1="27.599cm" svg:x2="20.3cm" svg:y2="27.599cm" draw:start-shape="id23" draw:start-glue-point="7" draw:end-shape="id24" draw:end-glue-point="5" svg:d="m19048 27599h502 250 500">
          <text:p/>
        </draw:connector>
        <draw:custom-shape draw:style-name="gr2" draw:text-style-name="P1" draw:id="id25" draw:layer="layout" svg:width="4cm" svg:height="3.2cm" svg:x="20.3cm" svg:y="30.3cm">
          <text:p text:style-name="P1"><text:span text:style-name="T5">Sv</text:span><text:span text:style-name="T9">n </text:span><text:span text:style-name="T3">NOT </text:span></text:p>
          <text:p text:style-name="P1"><text:span text:style-name="T3">FOUND IN </text:span></text:p>
          <text:p text:style-name="P1"><text:span text:style-name="T3">UNIPRO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s" draw:line-skew="-0.55cm -0.3cm" svg:x1="19.048cm" svg:y1="27.599cm" svg:x2="20.3cm" svg:y2="31.899cm" draw:start-shape="id23" draw:start-glue-point="7" draw:end-shape="id25" draw:end-glue-point="5" svg:d="m19048 27599h-48l500 4300h800">
          <text:p/>
        </draw:connector>
        <draw:rect draw:style-name="gr1" draw:text-style-name="P1" draw:id="id26" draw:layer="layout" svg:width="2.5cm" svg:height="1.5cm" svg:x="26.2cm" svg:y="26.85cm">
          <text:p text:style-name="P1"><text:span text:style-name="T3">CREATE </text:span><text:span text:style-name="T5">Sv</text:span><text:span text:style-name="T9">n</text:span></text:p>
        </draw:rect>
        <draw:connector draw:style-name="gr5" draw:text-style-name="P2" draw:layer="layout" draw:type="lines" svg:x1="24.298cm" svg:y1="27.599cm" svg:x2="26.2cm" svg:y2="27.6cm" draw:start-shape="id24" draw:start-glue-point="7" draw:end-shape="id26" draw:end-glue-point="3" svg:d="m24298 27599h502l900 1h500">
          <text:p/>
        </draw:connector>
        <draw:connector draw:style-name="gr5" draw:text-style-name="P2" draw:layer="layout" draw:type="lines" draw:line-skew="0.85cm" svg:x1="25.75cm" svg:y1="20.65cm" svg:x2="17.55cm" svg:y2="23cm" draw:start-shape="id20" draw:start-glue-point="2" draw:end-shape="id21" draw:end-glue-point="0" svg:d="m25750 20650v1350l-8200 500v500">
          <text:p/>
        </draw:connector>
        <draw:rect draw:style-name="gr1" draw:text-style-name="P1" draw:id="id28" draw:layer="layout" svg:width="2.5cm" svg:height="1.5cm" svg:x="26.2cm" svg:y="31.15cm">
          <text:p text:style-name="P1"><text:span text:style-name="T3">DELETE </text:span><text:span text:style-name="T5">Sv</text:span><text:span text:style-name="T9">n</text:span></text:p>
        </draw:rect>
        <draw:rect draw:style-name="gr1" draw:text-style-name="P1" draw:id="id27" draw:layer="layout" svg:width="3.5cm" svg:height="1cm" svg:x="20.6cm" svg:y="34.5cm">
          <text:p text:style-name="P1"><text:span text:style-name="T3">LOG ERROR</text:span></text:p>
        </draw:rect>
        <draw:connector draw:style-name="gr5" draw:text-style-name="P2" draw:layer="layout" draw:type="lines" svg:x1="22.299cm" svg:y1="33.5cm" svg:x2="22.35cm" svg:y2="34.5cm" draw:start-shape="id25" draw:start-glue-point="6" draw:end-shape="id27" draw:end-glue-point="0" svg:d="m22299 33500v501l51-1v500">
          <text:p/>
        </draw:connector>
        <draw:connector draw:style-name="gr5" draw:text-style-name="P2" draw:layer="layout" draw:type="lines" svg:x1="24.298cm" svg:y1="31.899cm" svg:x2="26.2cm" svg:y2="31.9cm" draw:start-shape="id25" draw:start-glue-point="7" draw:end-shape="id28" draw:end-glue-point="3" svg:d="m24298 31899h502l900 1h500">
          <text:p/>
        </draw:connector>
        <draw:rect draw:style-name="gr1" draw:text-style-name="P1" draw:id="id29" draw:layer="layout" svg:width="8.5cm" svg:height="1.5cm" svg:x="12.8cm" svg:y="37.5cm">
          <text:p text:style-name="P1"><text:span text:style-name="T3">WHEN ALL SPLICE VARS PROCESSED</text:span></text:p>
          <text:p text:style-name="P1"><text:span text:style-name="T3">PROCEED TO NEXT PROTEIN</text:span></text:p>
        </draw:rect>
        <draw:connector draw:style-name="gr5" draw:text-style-name="P2" draw:layer="layout" draw:type="lines" svg:x1="17.05cm" svg:y1="35.5cm" svg:x2="17.05cm" svg:y2="37.5cm" draw:start-shape="id22" draw:start-glue-point="2" draw:end-shape="id29" svg:d="m17050 35500v500 1000 500">
          <text:p/>
        </draw:connector>
        <draw:frame draw:style-name="gr4" draw:text-style-name="P3" draw:layer="layout" svg:width="8.545cm" svg:height="1.75cm" svg:x="19.5cm" svg:y="1.5cm">
          <draw:text-box>
            <text:p><text:span text:style-name="T10">UNIPROT UPDATE</text:span></text:p>
            <text:p><text:span text:style-name="T11">14/12/2009</text:span></text:p>
          </draw:text-box>
        </draw:frame>
        <draw:frame draw:style-name="gr4" draw:layer="layout" svg:width="1.277cm" svg:height="0.683cm" svg:x="18cm" svg:y="19.317cm">
          <draw:text-box>
            <text:p>YES</text:p>
          </draw:text-box>
        </draw:frame>
        <draw:frame draw:style-name="gr4" draw:layer="layout" svg:width="1.277cm" svg:height="0.683cm" svg:x="22.5cm" svg:y="19.317cm">
          <draw:text-box>
            <text:p>YES</text:p>
          </draw:text-box>
        </draw:frame>
        <draw:connector draw:style-name="gr5" draw:text-style-name="P2" draw:layer="layout" draw:type="lines" svg:x1="20.974cm" svg:y1="21.5cm" svg:x2="17.55cm" svg:y2="23cm" draw:start-shape="id19" draw:start-glue-point="6" draw:end-shape="id21" draw:end-glue-point="0" svg:d="m20974 21500v501l-3424 499v500">
          <text:p/>
        </draw:connector>
        <draw:frame draw:style-name="gr4" draw:layer="layout" svg:width="1.086cm" svg:height="0.683cm" svg:x="20.814cm" svg:y="21.517cm">
          <draw:text-box>
            <text:p>NO</text:p>
          </draw:text-box>
        </draw:frame>
        <draw:frame draw:style-name="gr4" draw:layer="layout" svg:width="1.277cm" svg:height="0.683cm" svg:x="24.5cm" svg:y="27cm">
          <draw:text-box>
            <text:p>YES</text:p>
          </draw:text-box>
        </draw:frame>
        <draw:frame draw:style-name="gr4" draw:layer="layout" svg:width="1.277cm" svg:height="0.683cm" svg:x="24.5cm" svg:y="31.317cm">
          <draw:text-box>
            <text:p>YES</text:p>
          </draw:text-box>
        </draw:frame>
        <draw:frame draw:style-name="gr4" draw:layer="layout" svg:width="1.086cm" svg:height="0.683cm" svg:x="22.214cm" svg:y="33.5cm">
          <draw:text-box>
            <text:p>NO</text:p>
          </draw:text-box>
        </draw:frame>
        <draw:custom-shape draw:style-name="gr6" draw:text-style-name="P2" draw:layer="layout" svg:width="0.5cm" svg:height="2cm" svg:x="20.6cm" svg:y="2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layer="layout" svg:width="2.348cm" svg:height="1.979cm" svg:x="20.952cm" svg:y="23.021cm">
          <draw:text-box>
            <text:p>- organism</text:p>
            <text:p>- aliases</text:p>
            <text:p>- names</text:p>
            <text:p>- etc</text:p>
          </draw:text-box>
        </draw:frame>
        <draw:connector draw:style-name="gr5" draw:text-style-name="P2" draw:layer="layout" draw:type="lines" svg:x1="9.059cm" svg:y1="8.875cm" svg:x2="3.25cm" svg:y2="11cm" draw:start-shape="id7" draw:start-glue-point="2" draw:end-shape="id4" draw:end-glue-point="4" svg:d="m9059 8875v500l-5809 1125v500">
          <text:p/>
        </draw:connector>
        <draw:custom-shape draw:style-name="gr6" draw:text-style-name="P2" draw:layer="layout" svg:width="0.5cm" svg:height="2cm" svg:x="10.9cm" svg:y="7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layer="layout" svg:width="6.344cm" svg:height="1.547cm" svg:x="11.252cm" svg:y="7.721cm">
          <draw:text-box>
            <text:p>- move interactions between prots</text:p>
            <text:p>- create local secondary ac</text:p>
            <text:p>- delete duplicated prots</text:p>
          </draw:text-box>
        </draw:frame>
        <draw:custom-shape draw:style-name="gr6" draw:text-style-name="P2" draw:layer="layout" svg:width="0.5cm" svg:height="2cm" svg:x="5.804cm" svg:y="4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layer="layout" svg:width="7.44cm" svg:height="1.547cm" svg:x="6.156cm" svg:y="4.721cm">
          <draw:text-box>
            <text:p>Duplicates are proteins</text:p>
            <text:p>containing the same set </text:p>
            <text:p>of identity xref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runo Aranda</meta:initial-creator>
    <meta:creation-date>2009-12-14T11:22:42</meta:creation-date>
    <dc:date>2009-12-14T15:00:50</dc:date>
    <dc:creator>Bruno Aranda</dc:creator>
    <meta:editing-duration>PT00H50M46S</meta:editing-duration>
    <meta:editing-cycles>8</meta:editing-cycles>
    <meta:generator>OpenOffice.org/3.0$Unix OpenOffice.org_project/300m15$Build-9379</meta:generator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